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10000001305A2841F589B49EE5.png" manifest:media-type="image/png"/>
  <manifest:file-entry manifest:full-path="Pictures/100000010000041000000182F71FAC0C30232048.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Pictures/1000000100000820000002608376D3C07593BB11.png" manifest:media-type="image/png"/>
  <manifest:file-entry manifest:full-path="Pictures/10000001000005D6000002367A56F2729F34CD1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5">
      <style:graphic-properties draw:stroke="none" draw:fill-color="#ff5429" draw:textarea-horizontal-align="justify" draw:textarea-vertical-align="middle" draw:auto-grow-height="false" fo:min-height="4.459cm" fo:min-width="0.32cm"/>
    </style:style>
    <style:style style:name="gr23" style:family="graphic" style:parent-style-name="Standard_5f_5">
      <style:graphic-properties draw:stroke="none" draw:fill-color="#3465a4" draw:textarea-horizontal-align="justify" draw:textarea-vertical-align="middle" draw:auto-grow-height="false" fo:min-height="8.245cm" fo:min-width="0cm"/>
    </style:style>
    <style:style style:name="gr24"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standard">
      <style:graphic-properties draw:stroke="none" draw:fill-color="#ff005e" draw:textarea-horizontal-align="justify" draw:textarea-vertical-align="middle" draw:auto-grow-height="false" fo:min-height="4.459cm" fo:min-width="0.057cm"/>
    </style:style>
    <style:style style:name="gr28" style:family="graphic" style:parent-style-name="standard">
      <style:graphic-properties draw:stroke="none" draw:fill-color="#e8f2a1" draw:textarea-horizontal-align="justify" draw:textarea-vertical-align="middle" draw:auto-grow-height="false" fo:min-height="4.459cm" fo:min-width="0.057cm"/>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standard">
      <style:graphic-properties draw:stroke="none" draw:fill-color="#158466" draw:textarea-horizontal-align="justify" draw:textarea-vertical-align="middle" draw:auto-grow-height="false" fo:min-height="4.459cm" fo:min-width="0.257cm"/>
    </style:style>
    <style:style style:name="gr33"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4" style:family="graphic" style:parent-style-name="standard">
      <style:graphic-properties draw:stroke="none" draw:fill="none" fo:min-height="0.75cm"/>
      <style:paragraph-properties style:writing-mode="lr-tb"/>
    </style:style>
    <style:style style:name="gr35" style:family="graphic" style:parent-style-name="standard">
      <style:graphic-properties draw:stroke="none" draw:fill="none" fo:min-height="0.734cm"/>
      <style:paragraph-properties style:writing-mode="lr-tb"/>
    </style:style>
    <style:style style:name="gr36" style:family="graphic" style:parent-style-name="standard">
      <style:graphic-properties draw:stroke="none" draw:fill-color="#8e86ae" draw:textarea-horizontal-align="justify" draw:textarea-vertical-align="middle" draw:auto-grow-height="false" fo:min-height="4.459cm" fo:min-width="0.257cm"/>
    </style:style>
    <style:style style:name="gr37" style:family="graphic" style:parent-style-name="standard">
      <style:graphic-properties draw:stroke="none" draw:fill-color="#47ff00" draw:textarea-horizontal-align="justify" draw:textarea-vertical-align="middle" draw:auto-grow-height="false" fo:min-height="4.459cm" fo:min-width="0.3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39" style:family="graphic" style:parent-style-name="standard">
      <style:graphic-properties draw:stroke="none" draw:fill="none" fo:min-height="2.134cm"/>
      <style:paragraph-properties style:writing-mode="lr-tb"/>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2" style:family="graphic" style:parent-style-name="standard">
      <style:graphic-properties draw:stroke="none" draw:fill-color="#81aca6" draw:textarea-horizontal-align="justify" draw:textarea-vertical-align="middle" draw:auto-grow-height="false" fo:min-height="4.459cm" fo:min-width="0.357cm"/>
    </style:style>
    <style:style style:name="gr43" style:family="graphic" style:parent-style-name="standard">
      <style:graphic-properties draw:stroke="none" draw:fill-color="#ff3838" draw:textarea-horizontal-align="justify" draw:textarea-vertical-align="middle" draw:auto-grow-height="false" fo:min-height="4.459cm" fo:min-width="0.357cm"/>
    </style:style>
    <style:style style:name="gr44" style:family="graphic" style:parent-style-name="standard">
      <style:graphic-properties draw:stroke="none" draw:fill="none" fo:min-height="1.05cm"/>
      <style:paragraph-properties style:writing-mode="lr-tb"/>
    </style:style>
    <style:style style:name="gr45" style:family="graphic" style:parent-style-name="standard">
      <style:graphic-properties draw:stroke="none" draw:fill-color="#ff7b59" draw:textarea-horizontal-align="justify" draw:textarea-vertical-align="middle" draw:auto-grow-height="false" fo:min-height="4.459cm" fo:min-width="0.257cm"/>
    </style:style>
    <style:style style:name="gr46"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7" style:family="graphic" style:parent-style-name="standard">
      <style:graphic-properties draw:stroke="none" draw:fill-color="#ffff6d" draw:textarea-horizontal-align="justify" draw:textarea-vertical-align="middle" draw:auto-grow-height="false" fo:min-height="4.208cm" fo:min-width="0.769cm"/>
    </style:style>
    <style:style style:name="gr48"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7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267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list-style-name="L1">
      <style:graphic-properties draw:textarea-vertical-align="top" fo:min-height="1.267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303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373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title" style:list-style-name="L1">
      <style:graphic-properties draw:textarea-vertical-align="top" fo:min-height="1.373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draw:fit-to-size="false" style:shrink-to-fit="false"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title" style:list-style-name="L1">
      <style:graphic-properties draw:textarea-vertical-align="top" fo:min-height="1.373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title" style:list-style-name="L1">
      <style:graphic-properties draw:textarea-vertical-align="top" fo:min-height="1.303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style:paragraph-properties fo:margin-left="0cm" fo:margin-right="0cm" fo:margin-top="0.497cm" fo:margin-bottom="0cm" fo:text-align="center" fo:text-indent="0cm"/>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color="#ff5429"/>
      <style:paragraph-properties fo:text-align="center"/>
      <style:text-properties fo:language="fr" fo:country="FR"/>
    </style:style>
    <style:style style:name="P33" style:family="paragraph">
      <style:paragraph-properties fo:text-align="start" style:writing-mode="lr-tb"/>
      <style:text-properties fo:font-size="28pt" fo:language="fr" fo:country="FR" fo:font-weight="bold" style:font-size-asian="28pt" style:font-size-complex="28pt"/>
    </style:style>
    <style:style style:name="P34" style:family="paragraph">
      <loext:graphic-properties draw:fill-color="#3465a4"/>
      <style:paragraph-properties fo:text-align="center"/>
      <style:text-properties fo:language="fr" fo:country="FR"/>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center"/>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loext:graphic-properties draw:fill-color="#ff005e"/>
      <style:paragraph-properties fo:text-align="center"/>
      <style:text-properties fo:language="fr" fo:country="FR"/>
    </style:style>
    <style:style style:name="P41" style:family="paragraph">
      <style:paragraph-properties fo:margin-left="0cm" fo:margin-right="0cm" fo:margin-top="0.297cm" fo:margin-bottom="0cm" fo:text-align="start" fo:text-indent="0cm">
        <style:tab-stops/>
      </style:paragraph-properties>
    </style:style>
    <style:style style:name="P42" style:family="paragraph">
      <loext:graphic-properties draw:fill-color="#e8f2a1"/>
      <style:paragraph-properties fo:text-align="center"/>
      <style:text-properties fo:language="fr" fo:country="FR"/>
    </style:style>
    <style:style style:name="P43" style:family="paragraph">
      <loext:graphic-properties draw:fill-color="#ffffff"/>
      <style:paragraph-properties style:writing-mode="lr-tb"/>
      <style:text-properties fo:font-size="28.1000003814697pt"/>
    </style:style>
    <style:style style:name="P44"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5" style:family="paragraph">
      <loext:graphic-properties draw:fill-color="#ff1493"/>
      <style:paragraph-properties fo:text-align="center"/>
      <style:text-properties fo:language="fr" fo:country="FR"/>
    </style:style>
    <style:style style:name="P46"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4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8" style:family="paragraph">
      <style:paragraph-properties fo:text-align="start">
        <style:tab-stops/>
      </style:paragraph-properties>
    </style:style>
    <style:style style:name="P49" style:family="paragraph">
      <loext:graphic-properties draw:fill-color="#8e86ae"/>
      <style:paragraph-properties fo:text-align="center"/>
      <style:text-properties fo:language="fr" fo:country="FR"/>
    </style:style>
    <style:style style:name="P50" style:family="paragraph">
      <loext:graphic-properties draw:fill-color="#47ff00"/>
      <style:paragraph-properties fo:text-align="center"/>
      <style:text-properties fo:language="fr" fo:country="FR"/>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53" style:family="paragraph">
      <loext:graphic-properties draw:fill-color="#ffffd7"/>
      <style:paragraph-properties fo:text-align="center"/>
      <style:text-properties fo:language="fr" fo:country="FR"/>
    </style:style>
    <style:style style:name="P54" style:family="paragraph">
      <loext:graphic-properties draw:fill-color="#81aca6"/>
      <style:paragraph-properties fo:text-align="center"/>
      <style:text-properties fo:language="fr" fo:country="FR"/>
    </style:style>
    <style:style style:name="P55" style:family="paragraph">
      <loext:graphic-properties draw:fill-color="#ff3838"/>
      <style:paragraph-properties fo:text-align="center"/>
      <style:text-properties fo:language="fr" fo:country="FR"/>
    </style:style>
    <style:style style:name="P56" style:family="paragraph">
      <loext:graphic-properties draw:fill-color="#ff7b59"/>
      <style:paragraph-properties fo:text-align="center"/>
      <style:text-properties fo:language="fr" fo:country="FR"/>
    </style:style>
    <style:style style:name="P57" style:family="paragraph">
      <loext:graphic-properties draw:fill-color="#ff6d6d"/>
      <style:paragraph-properties fo:text-align="center"/>
      <style:text-properties fo:language="fr" fo:country="FR"/>
    </style:style>
    <style:style style:name="P58"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9" style:family="paragraph">
      <loext:graphic-properties draw:fill-color="#ffffff"/>
      <style:paragraph-properties style:writing-mode="lr-tb"/>
      <style:text-properties fo:font-size="24pt" fo:language="fr" fo:country="FR" fo:font-weight="bold" style:font-weight-asian="bold" style:font-weight-complex="bold"/>
    </style:style>
    <style:style style:name="P6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font-size="28pt" fo:language="fr" fo:country="FR" fo:font-weight="bold" style:font-size-asian="28pt" style:font-size-complex="28pt"/>
    </style:style>
    <style:style style:name="T16" style:family="text">
      <style:text-properties fo:font-size="28pt" fo:language="fr" fo:country="FR" fo:font-weight="normal" style:font-size-asian="28pt" style:font-weight-asian="normal" style:font-size-complex="28pt" style:font-weight-complex="normal"/>
    </style:style>
    <style:style style:name="T1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 style:family="text">
      <style:text-properties fo:color="#ffffff" loext:opacity="100%" fo:font-size="18pt" fo:language="fr" fo:country="FR" fo:font-weight="bold" style:font-size-asian="18pt" style:font-weight-asian="bold" style:font-size-complex="18pt" style:font-weight-complex="bold"/>
    </style:style>
    <style:style style:name="T21" style:family="text">
      <style:text-properties fo:color="#eeeeee" loext:opacity="100%" fo:font-size="13.3999996185303pt" style:text-underline-style="solid" style:text-underline-width="auto" style:text-underline-color="font-color"/>
    </style:style>
    <style:style style:name="T22" style:family="text">
      <style:text-properties fo:color="#ffffff" loext:opacity="100%" fo:font-size="32pt" fo:language="fr" fo:country="FR" style:font-size-asian="32pt" style:font-size-complex="32pt"/>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font-size="21.2000007629395pt" fo:language="fr" fo:country="F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font-size="18pt" fo:language="fr" fo:country="FR" fo:font-weight="bold" style:font-weight-asian="bold" style:font-weight-complex="bold"/>
    </style:style>
    <style:style style:name="T27" style:family="text">
      <style:text-properties fo:font-size="18pt" fo:language="fr" fo:country="FR" fo:font-weight="normal" style:font-weight-asian="normal" style:font-weight-complex="normal"/>
    </style:style>
    <style:style style:name="T28" style:family="text">
      <style:text-properties fo:font-size="20pt" fo:language="fr" fo:country="FR"/>
    </style:style>
    <style:style style:name="T29" style:family="text">
      <style:text-properties fo:color="#ffffff" loext:opacity="100%" fo:font-size="20pt" fo:language="fr" fo:country="FR" fo:font-weight="normal" style:font-size-asian="20pt" style:font-weight-asian="normal" style:font-size-complex="20pt" style:font-weight-complex="normal"/>
    </style:style>
    <style:style style:name="T30"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1" draw:text-style-name="P25"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1" draw:layer="layout" svg:width="22.4cm" svg:height="1cm" svg:x="2.8cm" svg:y="12.6cm" presentation:class="outline" presentation:user-transformed="true">
          <draw:text-box>
            <text:p text:style-name="P30"><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1)</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19"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0" draw:text-style-name="P31" draw:layer="layout" svg:width="27cm" svg:height="1cm" svg:x="0.5cm" svg:y="13.2cm" presentation:class="outline" presentation:user-transformed="true">
          <draw:text-box>
            <text:p text:style-name="P30"><text:span text:style-name="T19">On récupère toutes les balises ayant le data-attribut “data-testid=’cancel-button’”</text:span></text:p>
          </draw:text-box>
        </draw:frame>
        <draw:frame draw:style-name="gr24"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2" draw:text-style-name="P31" draw:layer="layout" svg:width="24.8cm" svg:height="1.5cm" svg:x="1.6cm" svg:y="12.2cm" presentation:class="outline" presentation:user-transformed="true">
          <draw:text-box>
            <text:p text:style-name="P30"><text:span text:style-name="T19">On récupère le premier élément trouvé</text:span><text:span text:style-name="T14"> puis on clique dessus</text:span><text:span text:style-name="T14"><text:line-break/></text:span><text:span text:style-name="T14">Note : Les actions et assertions sont asynchrones, le mot-clé “await” est </text:span><text:span text:style-name="T20">indispensable</text:span></text:p>
          </draw:text-box>
        </draw:frame>
        <draw:frame draw:style-name="gr24"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7" draw:layer="layout" svg:width="25cm" svg:height="9.27cm" svg:x="1.5cm" svg:y="4.83cm">
          <draw:image xlink:href="Pictures/100000010000041000000182B2953674C8928D60.png" xlink:type="simple" xlink:show="embed" xlink:actuate="onLoad" draw:mime-type="image/png">
            <text:p/>
          </draw:image>
        </draw:frame>
        <draw:frame draw:style-name="gr24"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4"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rst" xlink:type="simple">https://playwright.dev/docs/api/class-locator#locator-first</text:a></text:span></text:p>
              </text:list-item>
              <text:list-item>
                <text:p text:style-name="P39"><text:span text:style-name="T10"><text:a xlink:href="https://playwright.dev/docs/api/class-locator#locator-last" xlink:type="simple">https://playwright.dev/docs/api/class-locator#locator-last</text:a></text:span></text:p>
              </text:list-item>
              <text:list-item>
                <text:p text:style-name="P39"><text:span text:style-name="T10"><text:a xlink:href="https://playwright.dev/docs/api/class-locator#locator-nth" xlink:type="simple">https://playwright.dev/docs/api/class-locator#locator-nth</text:a></text:span></text:p>
              </text:list-item>
            </text:list>
          </draw:text-box>
        </draw:frame>
        <draw:frame presentation:style-name="pr25"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27" draw:text-style-name="P40"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api/class-locator#locator-click" xlink:type="simple">https://playwright.dev/docs/api/class-locator#locator-click</text:a></text:span></text:p>
              </text:list-item>
            </text:list>
          </draw:text-box>
        </draw:frame>
        <draw:frame presentation:style-name="pr27"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1"><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presentation:style-name="pr29"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un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draw:style-name="gr21"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1" draw:text-style-name="P31" draw:layer="layout" svg:width="22.4cm" svg:height="1cm" svg:x="2.8cm" svg:y="10.5cm" presentation:class="outline" presentation:user-transformed="true">
          <draw:text-box>
            <text:p text:style-name="P30"><text:span text:style-name="T14">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draw:frame presentation:style-name="pr33"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29" draw:text-style-name="P20" draw:layer="layout" svg:width="25.147cm" svg:height="1.785cm" svg:x="1.017cm" svg:y="13.407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4" presentation:class="page"/>
          <draw:frame presentation:style-name="pr8" draw:text-style-name="P43"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2)</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6" draw:layer="layout" svg:width="26.06cm" svg:height="9.904cm" svg:x="1.356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7" draw:text-style-name="P44" draw:layer="layout" svg:width="26.06cm" svg:height="10.205cm" svg:x="1.37cm" svg:y="2.295cm" presentation:class="outline" presentation:user-transformed="true">
          <draw:text-box>
            <text:list text:style-name="L2">
              <text:list-item>
                <text:p text:style-name="P12"><text:span text:style-name="T22">Extension de fichiers .spec.js ou .test.js</text:span></text:p>
              </text:list-item>
              <text:list-item>
                <text:p text:style-name="P12"><text:span text:style-name="T23">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3">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6"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9" draw:text-style-name="P44"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7" presentation:class="page"/>
        </presentation:notes>
      </draw:page>
      <draw:page draw:name="page28" draw:style-name="dp1" draw:master-page-name="Default" presentation:presentation-page-layout-name="AL1T0">
        <office:forms form:automatic-focus="false" form:apply-design-mode="false"/>
        <draw:frame presentation:style-name="pr40"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338cm" svg:height="10.704cm" svg:x="1.37cm" svg:y="2.296cm" presentation:class="outline" presentation:user-transformed="true">
          <draw:text-box>
            <text:list text:style-name="L2">
              <text:list-item>
                <text:p text:style-name="P12"><text:span text:style-name="T6">Permet de rempli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2"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api/class-locator#locator-get-by-role" xlink:type="simple">https://playwright.dev/docs/api/class-locator#locator-get-by-role</text:a></text:span></text:p>
              </text:list-item>
              <text:list-item>
                <text:p text:style-name="P39"><text:span text:style-name="T21"><text:a xlink:href="https://playwright.dev/docs/api/class-locator#locator-fill" xlink:type="simple">https://playwright.dev/docs/api/class-locator#locator-fill</text:a></text:span></text:p>
              </text:list-item>
            </text:list>
          </draw:text-box>
        </draw:frame>
        <draw:frame presentation:style-name="pr43" draw:text-style-name="P31" draw:layer="layout" svg:width="22.4cm" svg:height="1.4cm" svg:x="2.8cm" svg:y="10.1cm" presentation:class="outline" presentation:user-transformed="true">
          <draw:text-box>
            <text:p text:style-name="P30"><text:span text:style-name="T14">On cherche l’input avec le label “Nom” et on écrit le texte “hello” dedans</text:span><text:span text:style-name="T14"><text:line-break/></text:span><text:span text:style-name="T14">(On peut remplacer .getByRole() par .locator())</text:span></text:p>
          </draw:text-box>
        </draw:frame>
        <draw:frame draw:style-name="gr21" draw:text-style-name="P25"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ll" xlink:type="simple">https://playwright.dev/docs/api/class-locator#locator-fill</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Doit être ajouté après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lus utiliser “type()”, méthode désuète</text:span></text:p>
              </text:list-item>
            </text:list>
          </draw:text-box>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3/4)</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4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3" presentation:class="page"/>
        </presentation:notes>
      </draw:page>
      <draw:page draw:name="page34" draw:style-name="dp1" draw:master-page-name="Default" presentation:presentation-page-layout-name="AL1T0">
        <office:forms form:automatic-focus="false" form:apply-design-mode="false"/>
        <draw:frame presentation:style-name="pr5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testing-library.com/" xlink:type="simple">https://testing-library.com/</text:a></text:span></text:p>
              </text:list-item>
            </text:list>
          </draw:text-box>
        </draw:frame>
        <draw:frame draw:style-name="gr34" draw:text-style-name="P46" draw:layer="layout" svg:width="24.677cm" svg:height="1cm" svg:x="1.662cm" svg:y="11.5cm">
          <draw:text-box>
            <text:p text:style-name="P25"><text:span text:style-name="T26">Pas obligatoire, mais je vous conseille de l’utiliser ou de définir une convention</text:span></text:p>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draw:frame draw:style-name="gr35" draw:text-style-name="P47" draw:layer="layout" svg:width="23.2cm" svg:height="0.984cm" svg:x="2.4cm" svg:y="9.016cm">
          <draw:text-box>
            <text:p text:style-name="P25"><text:span text:style-name="T27">Utilisation du data-attribut "data-testid" pour cibler l’élément dans l’outil de test</text:span></text:p>
          </draw:text-box>
        </draw:fram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47" draw:layer="layout" svg:width="23.2cm" svg:height="1.673cm" svg:x="2.4cm" svg:y="10.016cm">
          <draw:text-box>
            <text:p text:style-name="P25"><text:span text:style-name="T27">Playwright propose une méthode dédiée pour cibler par data-testid.</text:span><text:span text:style-name="T27"><text:line-break/></text:span><text:span text:style-name="T27">Il est possible de cibler ces éléments via la méthode locator()</text:span></text:p>
          </draw:text-box>
        </draw:frame>
        <draw:frame presentation:style-name="pr5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1" draw:text-style-name="P25"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48"><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5)</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5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playwright.dev/docs/input#upload-files" xlink:type="simple">https://playwright.dev/docs/input#upload-files</text:a></text:span></text:p>
              </text:list-item>
            </text:list>
          </draw:text-box>
        </draw:frame>
        <draw:frame draw:style-name="gr35" draw:text-style-name="P47" draw:layer="layout" svg:width="23.2cm" svg:height="1.673cm" svg:x="2.4cm" svg:y="11.327cm">
          <draw:text-box>
            <text:p text:style-name="P25"><text:span text:style-name="T27">On choisit le fichier "test.tmp.gif" pour le champ ayant le label "Photo".</text:span><text:span text:style-name="T27"><text:line-break/></text:span><text:span text:style-name="T27">Le chemin est relatif à la racine du projet pas au fichier de test.</text:span></text:p>
          </draw:text-box>
        </draw:frame>
        <draw:frame draw:style-name="gr21" draw:text-style-name="P25" draw:layer="layout" svg:width="25cm" svg:height="9.27cm" svg:x="1.5cm" svg:y="1.914cm">
          <draw:image xlink:href="Pictures/100000010000041000000182F71FAC0C30232048.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6)</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1"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906cm">
          <draw:text-box>
            <text:p><text:span text:style-name="T9">Source(s) :</text:span></text:p>
            <text:list text:style-name="L1">
              <text:list-item>
                <text:p text:style-name="P39"><text:span text:style-name="T21"><text:a xlink:href="https://docs.cypress.io/api/commands/wait" xlink:type="simple">https://docs.cypress.io/api/commands/wait</text:a></text:span></text:p>
              </text:list-item>
              <text:list-item>
                <text:p text:style-name="P39"><text:span text:style-name="T21"><text:a xlink:href="https://docs.cypress.io/api/commands/intercept" xlink:type="simple">https://docs.cypress.io/api/commands/intercept</text:a></text:span></text:p>
              </text:list-item>
              <text:list-item>
                <text:p text:style-name="P39"><text:span text:style-name="T21"><text:a xlink:href="https://learn.cypress.io/advanced-cypress-concepts/intercepting-network-requests" xlink:type="simple">https://learn.cypress.io/advanced-cypress-concepts/intercepting-network-requests</text:a></text:span></text:p>
                <text:p text:style-name="P39"><text:span text:style-name="T21"/></text:p>
              </text:list-item>
            </text:list>
          </draw:text-box>
        </draw:frame>
        <presentation:notes draw:style-name="dp2">
          <draw:page-thumbnail draw:style-name="gr5" draw:layer="layout" svg:width="13.586cm" svg:height="11.136cm" svg:x="3.703cm" svg:y="2.252cm" draw:page-number="42"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3"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905cm">
          <draw:text-box>
            <text:p><text:span text:style-name="T9">Source(s) :</text:span></text:p>
            <text:list text:style-name="L1">
              <text:list-item>
                <text:p text:style-name="P39"><text:span text:style-name="T21"><text:a xlink:href="https://docs.cypress.io/api/commands/wait" xlink:type="simple">https://docs.cypress.io/api/commands/wait</text:a></text:span></text:p>
              </text:list-item>
              <text:list-item>
                <text:p text:style-name="P39"><text:span text:style-name="T21"><text:a xlink:href="https://docs.cypress.io/api/commands/intercept" xlink:type="simple">https://docs.cypress.io/api/commands/intercept</text:a></text:span></text:p>
              </text:list-item>
              <text:list-item>
                <text:p text:style-name="P39"><text:span text:style-name="T21"><text:a xlink:href="https://learn.cypress.io/advanced-cypress-concepts/intercepting-network-requests" xlink:type="simple">https://learn.cypress.io/advanced-cypress-concepts/intercepting-network-requests</text:a></text:span></text:p>
                <text:p text:style-name="P39"><text:span text:style-name="T21"/></text:p>
              </text:list-item>
            </text:list>
          </draw:text-box>
        </draw:frame>
        <presentation:notes draw:style-name="dp2">
          <draw:page-thumbnail draw:style-name="gr5" draw:layer="layout" svg:width="13.586cm" svg:height="11.136cm" svg:x="3.703cm" svg:y="2.252cm" draw:page-number="43"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2cm" svg:height="9.13cm" svg:x="3cm" svg:y="2.27cm">
          <draw:image xlink:href="Pictures/1000000100000410000001B0DB4EB6F7E25970D3.png" xlink:type="simple" xlink:show="embed" xlink:actuate="onLoad" draw:mime-type="image/png">
            <text:p/>
          </draw:image>
        </draw:frame>
        <draw:frame draw:style-name="gr39" draw:text-style-name="P47" draw:layer="layout" svg:width="24.8cm" svg:height="2.384cm" svg:x="1.6cm" svg:y="11.616cm">
          <draw:text-box>
            <text:p text:style-name="P25"><text:span text:style-name="T27">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4" presentation:class="page"/>
          <draw:frame presentation:style-name="pr65"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9" draw:text-style-name="P47" draw:layer="layout" svg:width="24.8cm" svg:height="2.384cm" svg:x="1.6cm" svg:y="11.616cm">
          <draw:text-box>
            <text:p text:style-name="P25"><text:span text:style-name="T27">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7"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5"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67"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46" presentation:class="page"/>
          <draw:frame presentation:style-name="pr68" draw:text-style-name="P51"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7)</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70"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15.94cm" svg:height="8cm" svg:x="0.36cm" svg:y="7.2cm">
          <draw:image xlink:href="Pictures/10000001000004100000020A91AD1C9ABD1B3CAD.png" xlink:type="simple" xlink:show="embed" xlink:actuate="onLoad" draw:mime-type="image/png">
            <text:p/>
          </draw:image>
        </draw:frame>
        <draw:frame presentation:style-name="pr71" draw:text-style-name="P52" draw:layer="layout" svg:width="10.5cm" svg:height="2cm" svg:x="16.5cm" svg:y="9cm" presentation:class="outline" presentation:user-transformed="true">
          <draw:text-box>
            <text:p text:style-name="P12"><text:span text:style-name="T29">← </text:span><text:span text:style-name="T29">On récupère la réponse de l’API dans la variable “res”.</text:span><text:span text:style-name="T29"><text:line-break/></text:span><text:span text:style-name="T29"/></text:p>
            <text:p text:style-name="P12"><text:span text:style-name="T29">Note : par défaut, vous ne pouvez pas remplacer cette promesse par async/await.</text:span></text:p>
          </draw:text-box>
        </draw:frame>
        <presentation:notes draw:style-name="dp2">
          <draw:page-thumbnail draw:style-name="gr5" draw:layer="layout" svg:width="13.586cm" svg:height="11.136cm" svg:x="3.703cm" svg:y="2.252cm" draw:page-number="48"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73"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0" draw:text-style-name="P53"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1.451cm" svg:x="1.021cm" svg:y="14cm">
          <draw:text-box>
            <text:p><text:span text:style-name="T9">Source(s) :</text:span></text:p>
            <text:list text:style-name="L1">
              <text:list-item>
                <text:p text:style-name="P39"><text:span text:style-name="T21"><text:a xlink:href="https://docs.cypress.io/api/commands/viewport" xlink:type="simple">https://docs.cypress.io/api/commands/viewport</text:a></text:span></text:p>
              </text:list-item>
            </text:list>
          </draw:text-box>
        </draw:frame>
        <presentation:notes draw:style-name="dp2">
          <draw:page-thumbnail draw:style-name="gr5" draw:layer="layout" svg:width="13.586cm" svg:height="11.136cm" svg:x="3.703cm" svg:y="2.252cm" draw:page-number="49"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5"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2" draw:text-style-name="P54"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docs.cypress.io/api/commands/screenshot" xlink:type="simple">https://docs.cypress.io/api/commands/screenshot</text:a></text:span></text:p>
              </text:list-item>
            </text:list>
          </draw:text-box>
        </draw:frame>
        <presentation:notes draw:style-name="dp2">
          <draw:page-thumbnail draw:style-name="gr5" draw:layer="layout" svg:width="13.586cm" svg:height="11.136cm" svg:x="3.703cm" svg:y="2.252cm" draw:page-number="50"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77"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3" draw:text-style-name="P55"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2cm" svg:y="12.607cm">
          <draw:text-box>
            <text:p><text:span text:style-name="T9">Source(s) :</text:span></text:p>
            <text:list text:style-name="L1">
              <text:list-item>
                <text:p text:style-name="P39"><text:span text:style-name="T21"><text:a xlink:href="https://docs.cypress.io/api/commands/invoke" xlink:type="simple">https://docs.cypress.io/api/commands/invoke</text:a></text:span></text:p>
              </text:list-item>
              <text:list-item>
                <text:p text:style-name="P39"><text:span text:style-name="T21"><text:a xlink:href="https://cytesting.github.io/cypress/2020/12/24/using-invoke-in-cypress-tests.html" xlink:type="simple">https://cytesting.github.io/cypress/2020/12/24/using-invoke-in-cypress-tests.html</text:a></text:span></text:p>
              </text:list-item>
            </text:list>
          </draw:text-box>
        </draw:frame>
        <presentation:notes draw:style-name="dp2">
          <draw:page-thumbnail draw:style-name="gr5" draw:layer="layout" svg:width="13.586cm" svg:height="11.136cm" svg:x="3.703cm" svg:y="2.252cm" draw:page-number="51"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custom-shape draw:style-name="gr43" draw:text-style-name="P55"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docs.cypress.io/api/commands/invoke" xlink:type="simple">https://docs.cypress.io/api/commands/invoke</text:a></text:span></text:p>
              </text:list-item>
              <text:list-item>
                <text:p text:style-name="P39"><text:span text:style-name="T21"><text:a xlink:href="https://cytesting.github.io/cypress/2020/12/24/using-invoke-in-cypress-tests.html" xlink:type="simple">https://cytesting.github.io/cypress/2020/12/24/using-invoke-in-cypress-tests.html</text:a></text:span></text:p>
              </text:list-item>
            </text:list>
          </draw:text-box>
        </draw:frame>
        <draw:frame draw:style-name="gr2" draw:text-style-name="P37" draw:layer="layout" svg:width="27cm" svg:height="7.88cm" svg:x="0.5cm" svg:y="2.332cm">
          <draw:image xlink:href="Pictures/1000000100000820000002608376D3C07593BB11.png" xlink:type="simple" xlink:show="embed" xlink:actuate="onLoad" draw:mime-type="image/png">
            <text:p/>
          </draw:image>
        </draw:frame>
        <draw:frame draw:style-name="gr44" draw:text-style-name="P47" draw:layer="layout" svg:width="24.8cm" svg:height="1.3cm" svg:x="1.6cm" svg:y="10.2cm">
          <draw:text-box>
            <text:p text:style-name="P25"><text:span text:style-name="T27">On change une propriété CSS d’un élément grâce à la méthode "invoke()"</text:span></text:p>
          </draw:text-box>
        </draw:frame>
        <presentation:notes draw:style-name="dp2">
          <draw:page-thumbnail draw:style-name="gr5" draw:layer="layout" svg:width="13.586cm" svg:height="11.136cm" svg:x="3.703cm" svg:y="2.252cm" draw:page-number="52"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8)</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81"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5" draw:text-style-name="P56"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docs.cypress.io/guides/references/configuration" xlink:type="simple">https://docs.cypress.io/guides/references/configuration</text:a></text:span></text:p>
              </text:list-item>
            </text:list>
          </draw:text-box>
        </draw:frame>
        <draw:frame presentation:style-name="pr82"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55" draw:style-name="dp4"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83"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46"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4"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46"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85"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7"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24">- Le mode Quirks permet de gérer des pages qui ont été écrites avant la rédaction de standards du web. Par exemple en mode quirks les noms de classes CSS ne sont pas sensibles à la casse.</text:span></text:p>
              <text:p><text:span text:style-name="T24">- Chaque navigateur a donc son propre mode quirks</text:span></text:p>
              <text:p><text:span text:style-name="T24"/></text:p>
            </draw:text-box>
          </draw:frame>
        </presentation:notes>
      </draw:page>
      <draw:page draw:name="page57" draw:style-name="dp1" draw:master-page-name="Default" presentation:presentation-page-layout-name="AL1T0">
        <office:forms form:automatic-focus="false" form:apply-design-mode="false"/>
        <draw:custom-shape draw:style-name="gr47" draw:text-style-name="P3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5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 (liste non exhaustive)</text:span></text:p>
          </draw:text-box>
        </draw:frame>
        <draw:frame presentation:style-name="pr86" draw:text-style-name="P58" draw:layer="layout" svg:width="26.06cm" svg:height="10.204cm" svg:x="1.37cm" svg:y="2.296cm" presentation:class="outline" presentation:user-transformed="true">
          <draw:text-box>
            <text:list text:style-name="L2">
              <text:list-item>
                <text:p text:style-name="P12"><text:span text:style-name="T30">Selenium (à éviter)</text:span></text:p>
              </text:list-item>
              <text:list-item>
                <text:p text:style-name="P12"><text:span text:style-name="T30">Playwright : gère Java, C#, js et Python</text:span></text:p>
              </text:list-item>
              <text:list-item>
                <text:p text:style-name="P12"><text:span text:style-name="T30">Katalon (basé sur Selenium)</text:span></text:p>
              </text:list-item>
              <text:list-item>
                <text:p text:style-name="P12"><text:span text:style-name="T30">Nightwatchjs</text:span></text:p>
              </text:list-item>
              <text:list-item>
                <text:p text:style-name="P12"><text:span text:style-name="T30">Puppeteer</text:span></text:p>
              </text:list-item>
            </text:list>
          </draw:text-box>
        </draw:frame>
        <draw:frame draw:style-name="gr38" draw:text-style-name="P20" draw:layer="layout" svg:width="25.147cm" svg:height="2.845cm" svg:x="1.022cm" svg:y="12.607cm">
          <draw:text-box>
            <text:p><text:span text:style-name="T9">Source(s) :</text:span></text:p>
            <text:list text:style-name="L1">
              <text:list-item>
                <text:p text:style-name="P39"><text:span text:style-name="T21"><text:a xlink:href="https://nightwatchjs.org/" xlink:type="simple">https://nightwatchjs.org/</text:a></text:span></text:p>
              </text:list-item>
              <text:list-item>
                <text:p text:style-name="P39"><text:span text:style-name="T21"><text:a xlink:href="https://playwright.dev/" xlink:type="simple">https://playwright.dev/</text:a></text:span></text:p>
              </text:list-item>
              <text:list-item>
                <text:p text:style-name="P39"><text:span text:style-name="T21"><text:a xlink:href="https://pptr.dev/" xlink:type="simple">https://pptr.dev/</text:a></text:span></text:p>
              </text:list-item>
              <text:list-item>
                <text:p text:style-name="P39"><text:span text:style-name="T21"><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4">- Le mode Quirks permet de gérer des pages qui ont été écrites avant la rédaction de standards du web. Par exemple en mode quirks les noms de classes CSS ne sont pas sensibles à la casse.</text:span></text:p>
              <text:p><text:span text:style-name="T24">- Chaque navigateur a donc son propre mode quirks</text:span></text:p>
              <text:p><text:span text:style-name="T24"/></text:p>
            </draw:text-box>
          </draw:frame>
        </presentation:notes>
      </draw:page>
      <draw:page draw:name="page58" draw:style-name="dp5" draw:master-page-name="Default" presentation:presentation-page-layout-name="AL3T1">
        <office:forms form:automatic-focus="false" form:apply-design-mode="false"/>
        <draw:frame presentation:style-name="pr87" draw:text-style-name="P59" draw:layer="layout" svg:width="25.198cm" svg:height="12.191cm" svg:x="1.4cm" svg:y="1.713cm">
          <draw:text-box>
            <text:p><text:span text:style-name="T31">Questions ?</text:span></text:p>
          </draw:text-box>
        </draw:frame>
        <presentation:notes draw:style-name="dp2">
          <draw:page-thumbnail draw:style-name="gr5" draw:layer="layout" svg:width="13.586cm" svg:height="11.136cm" svg:x="3.703cm" svg:y="2.252cm" draw:page-number="58" presentation:class="page"/>
          <draw:frame presentation:style-name="pr1" draw:text-style-name="P60" draw:layer="layout" svg:width="16.8cm" svg:height="13.365cm" svg:x="2.097cm" svg:y="14.103cm" presentation:class="notes" presentation:placeholder="true">
            <draw:text-box/>
          </draw:frame>
        </presentation:notes>
      </draw:page>
      <draw:page draw:name="page59"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16:33:33.234000000</dc:date>
    <meta:editing-duration>P21DT12H28M50S</meta:editing-duration>
    <meta:editing-cycles>1300</meta:editing-cycles>
    <meta:generator>LibreOffice/7.2.7.2$Windows_X86_64 LibreOffice_project/8d71d29d553c0f7dcbfa38fbfda25ee34cce99a2</meta:generator>
    <meta:document-statistic meta:object-count="382"/>
  </office:meta>
</office:document-meta>
</file>